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text-autospace="none"/>
    </style:style>
    <style:style style:name="P5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left="0cm" fo:margin-right="0cm" fo:margin-top="0.212cm" fo:margin-bottom="0.423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left="0cm" fo:margin-right="0cm" fo:margin-top="0.212cm" fo:margin-bottom="0.423cm" fo:text-indent="0.951cm" style:auto-text-indent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top="0.212cm" fo:margin-bottom="0.423cm" fo:text-align="center" style:justify-single-word="false">
        <style:tab-stops>
          <style:tab-stop style:position="2.223cm"/>
        </style:tab-stops>
      </style:paragraph-properties>
    </style:style>
    <style:style style:name="P10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1" style:family="paragraph" style:parent-style-name="Обычный_20__28_веб_29_">
      <style:paragraph-properties fo:margin-top="0cm" fo:margin-bottom="0cm" fo:text-align="center" style:justify-single-word="false"/>
      <style:text-properties fo:text-transform="upperca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text-transform="uppercase" style:font-size-complex="14pt"/>
    </style:style>
    <style:style style:name="P13" style:family="paragraph" style:parent-style-name="Standard">
      <style:paragraph-properties fo:margin-top="0.212cm" fo:margin-bottom="0.423cm" fo:text-align="center" style:justify-single-word="false">
        <style:tab-stops>
          <style:tab-stop style:position="2.223cm"/>
        </style:tab-stops>
      </style:paragraph-properties>
      <style:text-properties fo:language="en" fo:country="US"/>
    </style:style>
    <style:style style:name="P14" style:family="paragraph" style:parent-style-name="Standard">
      <style:paragraph-properties fo:text-align="justify" style:justify-single-word="false" style:text-autospace="none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1">КАФЕДРА ПРИКЛАДНОЙ МАТЕМАТИКИ И ИНФОРМАТИКИ</text:p>
      <text:p text:style-name="P6"/>
      <text:p text:style-name="P7"/>
      <text:p text:style-name="P8"/>
      <text:p text:style-name="P8"/>
      <text:p text:style-name="P8"/>
      <text:p text:style-name="P6"/>
      <text:p text:style-name="P6"/>
      <text:p text:style-name="P9">ОТЧЕТ ПО ДИСЦИПЛИНЕ «Практикум на ЭВМ»</text:p>
      <text:p text:style-name="P9">ПО ЛАБОРАТОРНОЙ РАБОТЕ №<text:span text:style-name="T1">2</text:span></text:p>
      <text:p text:style-name="P13">“Отработка математических формул”</text:p>
      <text:p text:style-name="P9"/>
      <text:p text:style-name="P9"/>
      <text:p text:style-name="P6"/>
      <text:p text:style-name="P8"/>
      <text:p text:style-name="P8"/>
      <text:p text:style-name="P6"/>
      <text:p text:style-name="P10">Выполнил студент группы ПМ-31__________________________Кислицын И.К.</text:p>
      <text:p text:style-name="P10">Проверил преподаватель кафедры ПМиИ _____________________ Пушкарёв И.А.</text:p>
      <text:p text:style-name="P5"/>
      <text:p text:style-name="P6"/>
      <text:p text:style-name="P6"/>
      <text:p text:style-name="P6"><text:line-break/></text:p>
      <text:p text:style-name="P6"/>
      <text:p text:style-name="P8"/>
      <text:p text:style-name="P9"/>
      <text:p text:style-name="P9"><text:s/></text:p>
      <text:p text:style-name="P1">Киров 2012</text:p>
      <text:p text:style-name="P1"/>
      <text:p text:style-name="P3"><text:soft-page-break/>1. Задание</text:p>
      <text:p text:style-name="P4">Используя TeX создать страницу, идентичную данной.</text:p>
      <text:p text:style-name="P4"/>
      <text:p text:style-name="P4">2. Листинг </text:p>
      <text:p text:style-name="P4">\documentclass[12pt]{article}</text:p>
      <text:p text:style-name="P4">\usepackage[utf8x]{inputenc}</text:p>
      <text:p text:style-name="P4">\usepackage{cmap}</text:p>
      <text:p text:style-name="P4">\usepackage{soul}</text:p>
      <text:p text:style-name="P4">\usepackage{ulem}</text:p>
      <text:p text:style-name="P4">\usepackage[english,russian]{babel}</text:p>
      <text:p text:style-name="P4">\usepackage{enumerate}</text:p>
      <text:p text:style-name="P4">\pagestyle{empty}</text:p>
      <text:p text:style-name="P4"><text:tab/>\hoffset=0mm</text:p>
      <text:p text:style-name="P4"><text:tab/>\oddsidemargin=-15mm</text:p>
      <text:p text:style-name="P4"><text:tab/>\topmargin=-15mm</text:p>
      <text:p text:style-name="P4"><text:tab/>\headheight=0pt</text:p>
      <text:p text:style-name="P4"><text:tab/>\headsep=0pt</text:p>
      <text:p text:style-name="P4"><text:tab/>\textheight=28cm</text:p>
      <text:p text:style-name="P4"><text:tab/>\textwidth=16cm</text:p>
      <text:p text:style-name="P4"><text:tab/>\marginparsep=0pt</text:p>
      <text:p text:style-name="P4"><text:tab/>\marginparwidth=0pt</text:p>
      <text:p text:style-name="P4"><text:tab/>\footskip=0pt</text:p>
      <text:p text:style-name="P4"><text:tab/>\marginparpush=0pt</text:p>
      <text:p text:style-name="P4"><text:tab/>\hoffset=0mm</text:p>
      <text:p text:style-name="P4"><text:tab/>\voffset=0mm</text:p>
      <text:p text:style-name="P4">\begin{document}</text:p>
      <text:p text:style-name="P4">\textbf{Вариант 5.}</text:p>
      <text:p text:style-name="P4">\begin{flushleft}</text:p>
      <text:p text:style-name="P4">\framebox(550,740)[1]{</text:p>
      <text:p text:style-name="P4">\begin{minipage}[0]{540pt}</text:p>
      <text:p text:style-name="P4">\begin{flushright}{\large \uline{\textbf{Кратные интегралы}}}\end{flushright}</text:p>
      <text:p text:style-name="P4">\par{\ }</text:p>
      <text:p text:style-name="P4">\parindent=0.5cm \hangindent=-0.5cm \hangafter=0</text:p>
      <text:p text:style-name="P4">\textbf{1 Свойства кратных интегралов}</text:p>
      <text:p text:style-name="P4">$$\hspace*{-11.5cm}\int\limits_{D}{1 \cdotp dx_1 \cdotp dx_2 \cdotp ... \cdotp dx_n = mD}$$</text:p>
      <text:p text:style-name="P4">\vspace*{-1cm}\textbf{1)}</text:p>
      <text:p text:style-name="P4">$$\hspace*{-0.5cm} \int\limits_{D} {[A \cdotp f(x) + B \cdotp g(x)]dx} = </text:p>
      <text:p text:style-name="P4">A \cdotp \int\limits_{D}{f(x)dx} + B \cdotp \int\limits_{D}{g(x)dx}$$</text:p>
      <text:p text:style-name="P4">\vspace*{-1cm} \textbf{2) \uline{\textit{Линейность}}}</text:p>
      <text:p text:style-name="P4">$$\hspace*{1.5cm} <text:s/>\int\limits_{D}{f(x)dx} \leq <text:s/>\int\limits_{D}{g(x)dx}$$</text:p>
      <text:p text:style-name="P4">\vspace*{-1.0cm} \textbf{3)} Если $f(x) \leq g(x)$ в области <text:s/>D, тогда </text:p>
      <text:p text:style-name="P4">$$\hspace*{0.5cm} -\int\limits_{D}{g(x)dx} \leq <text:s/>\int\limits_{D}{f(x)dx} \leq </text:p>
      <text:p text:style-name="P4">\int\limits_{D}{g(x)dx}$$</text:p>
      <text:p text:style-name="P4">\vspace*{-1.0cm} \textbf{4)} Если $\vert f(x) \vert \leq g(x)$, тогда </text:p>
      <text:p text:style-name="P4">$$\hspace*{-11.5cm} \left| \int\limits_{D}{f(x)dx} \right|\leq \int\limits_{D}{\vert f(x) \vert dx} $$</text:p>
      <text:p text:style-name="P4">\vspace*{-1.0cm} \textbf{5)} <text:s/>$$ $$</text:p>
      <text:p text:style-name="P4">\vspace*{-0.5cm}\textbf{6)} <text:s/>\uline{\textit{Теорема о среднем}}</text:p>
      <text:p text:style-name="P4">\par{Пусть функция $f(x) = f(x_1,x_2,...,x_n)$ непрерывна в области D, тогда $\exists \xi \in D$, такая, что}</text:p>
      <text:p text:style-name="P4">$$\hspace*{-4.0cm} <text:s/>\int\limits_{D}{f(x)dx} \leq f( \xi )mD,\ \ <text:s/></text:p>
      <text:p text:style-name="P4">m \leq f(x) \leq M,\ \ <text:s/>m = \min_{x \in D}f(x), \ \ M = \max_{x \in D}f(x)$$</text:p>
      <text:p text:style-name="P4">$$\hspace*{2.7cm} m(mD) \leq \int\limits_{D}{f(x)dx} \leq M(mD) \Rightarrow</text:p>
      <text:p text:style-name="P4">m \leq \int\limits_{D}{\frac{f(x)}{mD}dx} \leq M \Rightarrow \exists \xi \in D \mbox{ такая, что} </text:p>
      <text:p text:style-name="P4">$$\vspace*{-1.3cm} \par{По 3) свойству} \vspace*{0.3cm}$$\hspace*{-14cm} </text:p>
      <text:p text:style-name="P4">\int\limits_{D}{\frac{f(x)}{mD}dx} \leq f( \xi )$$</text:p>
      <text:p text:style-name="P4">$$ $$</text:p>
      <text:p text:style-name="P4"/>
      <text:p text:style-name="P4"><text:soft-page-break/>\vspace*{-1.0cm}</text:p>
      <text:p text:style-name="P4">\textbf{7)} <text:s/>\uline{\textit{Интеграл от непрерывной функции}} $f(x) \exists$ в области D, если $f(x)$ непрерывна в D, тогда </text:p>
      <text:p text:style-name="P4"/>
      <text:p text:style-name="P4">$$\hspace*{-15.5cm}</text:p>
      <text:p text:style-name="P4">\exists \int\limits_{D}{f(x)dx}</text:p>
      <text:p text:style-name="P4">$$</text:p>
      <text:p text:style-name="P4"/>
      <text:p text:style-name="P4">$$ $$</text:p>
      <text:p text:style-name="P4"/>
      <text:p text:style-name="P4">\vspace*{-1.0cm}</text:p>
      <text:p text:style-name="P4">\textbf{2 Двойной интеграл.} </text:p>
      <text:p text:style-name="P4">\uline{\textit{Сведение к повторному интегралу}}</text:p>
      <text:p text:style-name="P4">\\</text:p>
      <text:p text:style-name="P4">\par{Перестановка пределов интегрирования}</text:p>
      <text:p text:style-name="P4">\par{Интеграл по прямоугольнику D}</text:p>
      <text:p text:style-name="P4"/>
      <text:p text:style-name="P4">\vspace*{-0.3cm}</text:p>
      <text:p text:style-name="P4">\begin{equation}</text:p>
      <text:p text:style-name="P4">\hspace*{-7.0cm}</text:p>
      <text:p text:style-name="P4">\int\limits_{a}^{b}{\int\limits_{c}^{d}{f(x,y)dxdy}} = </text:p>
      <text:p text:style-name="P4">\int\limits_{c}^{d}{dy \int\limits_{a}^{b}{f(x,y)dx}} = </text:p>
      <text:p text:style-name="P4">\int\limits_{a}^{b}{dx \int\limits_{c}^{d}{f(x,y)dy}} <text:s/></text:p>
      <text:p text:style-name="P4">\end{equation}</text:p>
      <text:p text:style-name="P4"/>
      <text:p text:style-name="P4">\begin{equation}</text:p>
      <text:p text:style-name="P4">\hspace*{-10.5cm}</text:p>
      <text:p text:style-name="P4">\int{}</text:p>
      <text:p text:style-name="P4">\hspace*{-0.3cm}</text:p>
      <text:p text:style-name="P4">\int\limits_{\hspace*{-0.3cm}(D)}{f(x,y)dxdy} = </text:p>
      <text:p text:style-name="P4">\int\limits_{a}^{b}{dx \int\limits_{v(x)}^{w(x)}{f(x,y)dy}} <text:s/></text:p>
      <text:p text:style-name="P4">\end{equation}</text:p>
      <text:p text:style-name="P4">\\</text:p>
      <text:p text:style-name="P4">$$\hspace*{-3.2cm}</text:p>
      <text:p text:style-name="P4">D = D_1 \cup D_2 \ \ \ </text:p>
      <text:p text:style-name="P4">\int\limits_{D}{f(x)dx} <text:s/>= </text:p>
      <text:p text:style-name="P4">\int\limits_{D_1}{f(x)dx} +</text:p>
      <text:p text:style-name="P4">\int\limits_{D_2}{f(x)dx} \ \ </text:p>
      <text:p text:style-name="P4">\mbox{(мера границы = 0)}</text:p>
      <text:p text:style-name="P4">$$</text:p>
      <text:p text:style-name="P4"/>
      <text:p text:style-name="P4">\vspace*{-1.15cm}</text:p>
      <text:p text:style-name="P4">\textbf{8)} <text:s/></text:p>
      <text:p text:style-name="P4">\\ \\ \\ \\ \\ \\ </text:p>
      <text:p text:style-name="P4"/>
      <text:p text:style-name="P4">\end{minipage} </text:p>
      <text:p text:style-name="P4"/>
      <text:p text:style-name="P4">}</text:p>
      <text:p text:style-name="P4"/>
      <text:p text:style-name="P4">\end{flushleft}</text:p>
      <text:p text:style-name="P4">\end{document}</text:p>
      <text:p text:style-name="P4"/>
      <text:p text:style-name="P4">3. Исходная страница и результат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751cm" fo:margin-left="2cm" fo:margin-right="1.31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creator>kilel </dc:creator>
    <dc:date>2012-05-09T22:02:54</dc:date>
    <meta:print-date>2012-03-18T18:26:00</meta:print-date>
    <meta:editing-cycles>50</meta:editing-cycles>
    <meta:editing-duration>PT16H56M57S</meta:editing-duration>
    <meta:generator>LibreOffice/3.5$Linux_X86_64 LibreOffice_project/350m1$Build-202</meta:generator>
    <meta:document-statistic meta:table-count="0" meta:image-count="0" meta:object-count="0" meta:page-count="3" meta:paragraph-count="110" meta:word-count="352" meta:character-count="3697" meta:non-whitespace-character-count="3403"/>
    <meta:user-defined meta:name="Поле 1"/>
    <meta:user-defined meta:name="Поле 2"/>
    <meta:user-defined meta:name="Поле 3"/>
    <meta:user-defined meta:name="Поле 4"/>
  </office:meta>
</office:document-meta>
</file>